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3.16mm"/>
    </style:style>
    <style:style style:name="co5" style:family="table-column">
      <style:table-column-properties fo:break-before="auto" style:column-width="1.98mm"/>
    </style:style>
    <style:style style:name="co6" style:family="table-column">
      <style:table-column-properties fo:break-before="auto" style:column-width="4.46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20"/>
        <table:table-column table:style-name="co4" table:number-columns-repeated="10" table:default-cell-style-name="ce26"/>
        <table:table-column table:style-name="co5" table:default-cell-style-name="ce38"/>
        <table:table-column table:style-name="co6" table:default-cell-style-name="ce38"/>
        <table:table-column table:style-name="co7" table:number-columns-repeated="242" table:default-cell-style-name="ce38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8-4 石油產品國內消費（按部門區分）</text:p>
          </table:table-cell>
          <table:covered-table-cell table:number-columns-repeated="12" table:style-name="ce9"/>
          <table:table-cell table:style-name="ce35" table:number-columns-repeated="1011"/>
        </table:table-row>
        <table:table-row table:style-name="ro2">
          <table:table-cell table:style-name="ce2" table:number-columns-repeated="12"/>
          <table:table-cell table:style-name="ce14" office:value-type="string" calcext:value-type="string">
            <text:p>單位：公秉油當量</text:p>
          </table:table-cell>
          <table:table-cell table:style-name="ce36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3">
            <text:p>年月</text:p>
          </table:table-cell>
          <table:covered-table-cell table:style-name="ce10"/>
          <table:covered-table-cell table:style-name="ce15"/>
          <table:table-cell table:style-name="ce21" office:value-type="string" calcext:value-type="string" table:number-columns-spanned="10" table:number-rows-spanned="1">
            <text:p>國內消費</text:p>
          </table:table-cell>
          <table:covered-table-cell table:number-columns-repeated="9" table:style-name="ce21"/>
          <table:table-cell table:style-name="ce37" table:number-columns-repeated="1011"/>
        </table:table-row>
        <table:table-row table:style-name="ro2">
          <table:covered-table-cell table:style-name="ce4"/>
          <table:covered-table-cell table:style-name="ce11"/>
          <table:covered-table-cell table:style-name="ce16"/>
          <table:table-cell table:style-name="ce22" office:value-type="string" calcext:value-type="string" table:number-columns-spanned="1" table:number-rows-spanned="2">
            <text:p>合計</text:p>
          </table:table-cell>
          <table:table-cell table:style-name="ce27" office:value-type="string" calcext:value-type="string">
            <text:p>轉變投入</text:p>
          </table:table-cell>
          <table:table-cell table:style-name="ce21" office:value-type="string" calcext:value-type="string" table:number-columns-spanned="8" table:number-rows-spanned="1">
            <text:p>國內能源消費</text:p>
          </table:table-cell>
          <table:covered-table-cell table:number-columns-repeated="7" table:style-name="ce21"/>
          <table:table-cell table:style-name="ce37" table:number-columns-repeated="1011"/>
        </table:table-row>
        <table:table-row table:style-name="ro2">
          <table:covered-table-cell table:style-name="ce4"/>
          <table:covered-table-cell table:style-name="ce11"/>
          <table:covered-table-cell table:style-name="ce16"/>
          <table:covered-table-cell table:style-name="ce22"/>
          <table:table-cell table:style-name="ce22" office:value-type="string" calcext:value-type="string">
            <text:p>發電及汽電用</text:p>
          </table:table-cell>
          <table:table-cell table:style-name="ce31" office:value-type="string" calcext:value-type="string">
            <text:p>小計</text:p>
          </table:table-cell>
          <table:table-cell table:style-name="ce22" office:value-type="string" calcext:value-type="string">
            <text:p>能源部門自用</text:p>
          </table:table-cell>
          <table:table-cell table:style-name="ce22" office:value-type="string" calcext:value-type="string">
            <text:p>工業部門</text:p>
          </table:table-cell>
          <table:table-cell table:style-name="ce22" office:value-type="string" calcext:value-type="string">
            <text:p>運輸部門</text:p>
          </table:table-cell>
          <table:table-cell table:style-name="ce22" office:value-type="string" calcext:value-type="string">
            <text:p>農業部門</text:p>
          </table:table-cell>
          <table:table-cell table:style-name="ce22" office:value-type="string" calcext:value-type="string">
            <text:p>服務業部門</text:p>
          </table:table-cell>
          <table:table-cell table:style-name="ce22" office:value-type="string" calcext:value-type="string">
            <text:p>住宅部門</text:p>
          </table:table-cell>
          <table:table-cell table:style-name="ce22" office:value-type="string" calcext:value-type="string">
            <text:p>非能源用</text:p>
          </table:table-cell>
          <table:table-cell table:style-name="ce37" table:number-columns-repeated="1011"/>
        </table:table-row>
        <table:table-row table:style-name="ro3">
          <table:table-cell table:style-name="ce5" office:value-type="string" calcext:value-type="string">
            <text:p>民國 91年</text:p>
          </table:table-cell>
          <table:table-cell table:style-name="ce12"/>
          <table:table-cell table:style-name="ce17"/>
          <table:table-cell table:style-name="ce23" office:value-type="float" office:value="45130249.940171" calcext:value-type="float">
            <text:p><text:s/>45,130,250 <text:s/></text:p>
          </table:table-cell>
          <table:table-cell table:style-name="ce28" office:value-type="float" office:value="4928144.55817217" calcext:value-type="float">
            <text:p><text:s/>4,928,145 <text:s/></text:p>
          </table:table-cell>
          <table:table-cell table:style-name="ce28" office:value-type="float" office:value="40202105.3819988" calcext:value-type="float">
            <text:p><text:s/>40,202,105 <text:s/></text:p>
          </table:table-cell>
          <table:table-cell table:style-name="ce28" office:value-type="float" office:value="2240602.66140402" calcext:value-type="float">
            <text:p><text:s/>2,240,603 <text:s/></text:p>
          </table:table-cell>
          <table:table-cell table:style-name="ce28" office:value-type="float" office:value="6927989.90683603" calcext:value-type="float">
            <text:p><text:s/>6,927,990 <text:s/></text:p>
          </table:table-cell>
          <table:table-cell table:style-name="ce28" office:value-type="float" office:value="12915393.7473294" calcext:value-type="float">
            <text:p><text:s/>12,915,394 <text:s/></text:p>
          </table:table-cell>
          <table:table-cell table:style-name="ce28" office:value-type="float" office:value="879236.552606667" calcext:value-type="float">
            <text:p><text:s/>879,237 <text:s/></text:p>
          </table:table-cell>
          <table:table-cell table:style-name="ce28" office:value-type="float" office:value="1102423.04750667" calcext:value-type="float">
            <text:p><text:s/>1,102,423 <text:s/></text:p>
          </table:table-cell>
          <table:table-cell table:style-name="ce28" office:value-type="float" office:value="1520561.78013" calcext:value-type="float">
            <text:p><text:s/>1,520,562 <text:s/></text:p>
          </table:table-cell>
          <table:table-cell table:style-name="ce32" office:value-type="float" office:value="14615897.686186" calcext:value-type="float">
            <text:p><text:s/>14,615,898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 92年</text:p>
          </table:table-cell>
          <table:table-cell table:style-name="ce13"/>
          <table:table-cell table:style-name="ce18"/>
          <table:table-cell table:style-name="ce24" office:value-type="float" office:value="46777288.5945879" calcext:value-type="float">
            <text:p><text:s/>46,777,289 <text:s/></text:p>
          </table:table-cell>
          <table:table-cell table:style-name="ce29" office:value-type="float" office:value="4720364.97601542" calcext:value-type="float">
            <text:p><text:s/>4,720,365 <text:s/></text:p>
          </table:table-cell>
          <table:table-cell table:style-name="ce29" office:value-type="float" office:value="42056923.6185725" calcext:value-type="float">
            <text:p><text:s/>42,056,924 <text:s/></text:p>
          </table:table-cell>
          <table:table-cell table:style-name="ce29" office:value-type="float" office:value="2446279.33351681" calcext:value-type="float">
            <text:p><text:s/>2,446,279 <text:s/></text:p>
          </table:table-cell>
          <table:table-cell table:style-name="ce29" office:value-type="float" office:value="6636610.21264477" calcext:value-type="float">
            <text:p><text:s/>6,636,610 <text:s/></text:p>
          </table:table-cell>
          <table:table-cell table:style-name="ce29" office:value-type="float" office:value="12921344.3118528" calcext:value-type="float">
            <text:p><text:s/>12,921,344 <text:s/></text:p>
          </table:table-cell>
          <table:table-cell table:style-name="ce29" office:value-type="float" office:value="1005553.92627222" calcext:value-type="float">
            <text:p><text:s/>1,005,554 <text:s/></text:p>
          </table:table-cell>
          <table:table-cell table:style-name="ce29" office:value-type="float" office:value="1238100.06568222" calcext:value-type="float">
            <text:p><text:s/>1,238,100 <text:s/></text:p>
          </table:table-cell>
          <table:table-cell table:style-name="ce29" office:value-type="float" office:value="1428175.62876" calcext:value-type="float">
            <text:p><text:s/>1,428,176 <text:s/></text:p>
          </table:table-cell>
          <table:table-cell table:style-name="ce33" office:value-type="float" office:value="16380860.1398437" calcext:value-type="float">
            <text:p><text:s/>16,380,860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 93年</text:p>
          </table:table-cell>
          <table:table-cell table:style-name="ce13"/>
          <table:table-cell table:style-name="ce18"/>
          <table:table-cell table:style-name="ce24" office:value-type="float" office:value="48340965.1015795" calcext:value-type="float">
            <text:p><text:s/>48,340,965 <text:s/></text:p>
          </table:table-cell>
          <table:table-cell table:style-name="ce29" office:value-type="float" office:value="4370144.50602716" calcext:value-type="float">
            <text:p><text:s/>4,370,145 <text:s/></text:p>
          </table:table-cell>
          <table:table-cell table:style-name="ce29" office:value-type="float" office:value="43970820.5955523" calcext:value-type="float">
            <text:p><text:s/>43,970,821 <text:s/></text:p>
          </table:table-cell>
          <table:table-cell table:style-name="ce29" office:value-type="float" office:value="2873111.04471435" calcext:value-type="float">
            <text:p><text:s/>2,873,111 <text:s/></text:p>
          </table:table-cell>
          <table:table-cell table:style-name="ce29" office:value-type="float" office:value="6393427.75665682" calcext:value-type="float">
            <text:p><text:s/>6,393,428 <text:s/></text:p>
          </table:table-cell>
          <table:table-cell table:style-name="ce29" office:value-type="float" office:value="13420046.9261744" calcext:value-type="float">
            <text:p><text:s/>13,420,047 <text:s/></text:p>
          </table:table-cell>
          <table:table-cell table:style-name="ce29" office:value-type="float" office:value="1064820.18459" calcext:value-type="float">
            <text:p><text:s/>1,064,820 <text:s/></text:p>
          </table:table-cell>
          <table:table-cell table:style-name="ce29" office:value-type="float" office:value="1267090.88175667" calcext:value-type="float">
            <text:p><text:s/>1,267,091 <text:s/></text:p>
          </table:table-cell>
          <table:table-cell table:style-name="ce29" office:value-type="float" office:value="1434277.87807" calcext:value-type="float">
            <text:p><text:s/>1,434,278 <text:s/></text:p>
          </table:table-cell>
          <table:table-cell table:style-name="ce33" office:value-type="float" office:value="17518045.9235901" calcext:value-type="float">
            <text:p><text:s/>17,518,046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 94年</text:p>
          </table:table-cell>
          <table:table-cell table:style-name="ce13"/>
          <table:table-cell table:style-name="ce18"/>
          <table:table-cell table:style-name="ce24" office:value-type="float" office:value="48742974.351769" calcext:value-type="float">
            <text:p><text:s/>48,742,974 <text:s/></text:p>
          </table:table-cell>
          <table:table-cell table:style-name="ce29" office:value-type="float" office:value="4296543.07765712" calcext:value-type="float">
            <text:p><text:s/>4,296,543 <text:s/></text:p>
          </table:table-cell>
          <table:table-cell table:style-name="ce29" office:value-type="float" office:value="44446431.2741119" calcext:value-type="float">
            <text:p><text:s/>44,446,431 <text:s/></text:p>
          </table:table-cell>
          <table:table-cell table:style-name="ce29" office:value-type="float" office:value="3458783.93615492" calcext:value-type="float">
            <text:p><text:s/>3,458,784 <text:s/></text:p>
          </table:table-cell>
          <table:table-cell table:style-name="ce29" office:value-type="float" office:value="6200154.33117529" calcext:value-type="float">
            <text:p><text:s/>6,200,154 <text:s/></text:p>
          </table:table-cell>
          <table:table-cell table:style-name="ce29" office:value-type="float" office:value="13787699.5389133" calcext:value-type="float">
            <text:p><text:s/>13,787,700 <text:s/></text:p>
          </table:table-cell>
          <table:table-cell table:style-name="ce29" office:value-type="float" office:value="939591.98459" calcext:value-type="float">
            <text:p><text:s/>939,592 <text:s/></text:p>
          </table:table-cell>
          <table:table-cell table:style-name="ce29" office:value-type="float" office:value="1270808.50457667" calcext:value-type="float">
            <text:p><text:s/>1,270,809 <text:s/></text:p>
          </table:table-cell>
          <table:table-cell table:style-name="ce29" office:value-type="float" office:value="1448847.95324" calcext:value-type="float">
            <text:p><text:s/>1,448,848 <text:s/></text:p>
          </table:table-cell>
          <table:table-cell table:style-name="ce33" office:value-type="float" office:value="17340545.0254617" calcext:value-type="float">
            <text:p><text:s/>17,340,545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 95年</text:p>
          </table:table-cell>
          <table:table-cell table:style-name="ce13"/>
          <table:table-cell table:style-name="ce18"/>
          <table:table-cell table:style-name="ce24" office:value-type="float" office:value="49110878.7943953" calcext:value-type="float">
            <text:p><text:s/>49,110,879 <text:s/></text:p>
          </table:table-cell>
          <table:table-cell table:style-name="ce29" office:value-type="float" office:value="4961599.64026591" calcext:value-type="float">
            <text:p><text:s/>4,961,600 <text:s/></text:p>
          </table:table-cell>
          <table:table-cell table:style-name="ce29" office:value-type="float" office:value="44149279.1541294" calcext:value-type="float">
            <text:p><text:s/>44,149,279 <text:s/></text:p>
          </table:table-cell>
          <table:table-cell table:style-name="ce29" office:value-type="float" office:value="3363456.76267514" calcext:value-type="float">
            <text:p><text:s/>3,363,457 <text:s/></text:p>
          </table:table-cell>
          <table:table-cell table:style-name="ce29" office:value-type="float" office:value="6177111.4351255" calcext:value-type="float">
            <text:p><text:s/>6,177,111 <text:s/></text:p>
          </table:table-cell>
          <table:table-cell table:style-name="ce29" office:value-type="float" office:value="13749290.5998894" calcext:value-type="float">
            <text:p><text:s/>13,749,291 <text:s/></text:p>
          </table:table-cell>
          <table:table-cell table:style-name="ce29" office:value-type="float" office:value="588861.872066667" calcext:value-type="float">
            <text:p><text:s/>588,862 <text:s/></text:p>
          </table:table-cell>
          <table:table-cell table:style-name="ce29" office:value-type="float" office:value="1268319.24782222" calcext:value-type="float">
            <text:p><text:s/>1,268,319 <text:s/></text:p>
          </table:table-cell>
          <table:table-cell table:style-name="ce29" office:value-type="float" office:value="1396002.44741" calcext:value-type="float">
            <text:p><text:s/>1,396,002 <text:s/></text:p>
          </table:table-cell>
          <table:table-cell table:style-name="ce33" office:value-type="float" office:value="17606236.7891404" calcext:value-type="float">
            <text:p><text:s/>17,606,237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 96年</text:p>
          </table:table-cell>
          <table:table-cell table:style-name="ce13"/>
          <table:table-cell table:style-name="ce18"/>
          <table:table-cell table:style-name="ce24" office:value-type="float" office:value="51704848.8532062" calcext:value-type="float">
            <text:p><text:s/>51,704,849 <text:s/></text:p>
          </table:table-cell>
          <table:table-cell table:style-name="ce29" office:value-type="float" office:value="4318437.01614865" calcext:value-type="float">
            <text:p><text:s/>4,318,437 <text:s/></text:p>
          </table:table-cell>
          <table:table-cell table:style-name="ce29" office:value-type="float" office:value="47386411.8370576" calcext:value-type="float">
            <text:p><text:s/>47,386,412 <text:s/></text:p>
          </table:table-cell>
          <table:table-cell table:style-name="ce29" office:value-type="float" office:value="3204451.54792289" calcext:value-type="float">
            <text:p><text:s/>3,204,452 <text:s/></text:p>
          </table:table-cell>
          <table:table-cell table:style-name="ce29" office:value-type="float" office:value="5925912.85695647" calcext:value-type="float">
            <text:p><text:s/>5,925,913 <text:s/></text:p>
          </table:table-cell>
          <table:table-cell table:style-name="ce29" office:value-type="float" office:value="13250936.3421606" calcext:value-type="float">
            <text:p><text:s/>13,250,936 <text:s/></text:p>
          </table:table-cell>
          <table:table-cell table:style-name="ce29" office:value-type="float" office:value="389679.36648" calcext:value-type="float">
            <text:p><text:s/>389,679 <text:s/></text:p>
          </table:table-cell>
          <table:table-cell table:style-name="ce29" office:value-type="float" office:value="1251542.35129" calcext:value-type="float">
            <text:p><text:s/>1,251,542 <text:s/></text:p>
          </table:table-cell>
          <table:table-cell table:style-name="ce29" office:value-type="float" office:value="1395166.11893" calcext:value-type="float">
            <text:p><text:s/>1,395,166 <text:s/></text:p>
          </table:table-cell>
          <table:table-cell table:style-name="ce33" office:value-type="float" office:value="21968723.2533177" calcext:value-type="float">
            <text:p><text:s/>21,968,723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 97年</text:p>
          </table:table-cell>
          <table:table-cell table:style-name="ce13"/>
          <table:table-cell table:style-name="ce18"/>
          <table:table-cell table:style-name="ce24" office:value-type="float" office:value="49078109.4395337" calcext:value-type="float">
            <text:p><text:s/>49,078,109 <text:s/></text:p>
          </table:table-cell>
          <table:table-cell table:style-name="ce29" office:value-type="float" office:value="3920464.65350976" calcext:value-type="float">
            <text:p><text:s/>3,920,465 <text:s/></text:p>
          </table:table-cell>
          <table:table-cell table:style-name="ce29" office:value-type="float" office:value="45157644.786024" calcext:value-type="float">
            <text:p><text:s/>45,157,645 <text:s/></text:p>
          </table:table-cell>
          <table:table-cell table:style-name="ce29" office:value-type="float" office:value="2632728.53116825" calcext:value-type="float">
            <text:p><text:s/>2,632,729 <text:s/></text:p>
          </table:table-cell>
          <table:table-cell table:style-name="ce29" office:value-type="float" office:value="4984801.59396621" calcext:value-type="float">
            <text:p><text:s/>4,984,802 <text:s/></text:p>
          </table:table-cell>
          <table:table-cell table:style-name="ce29" office:value-type="float" office:value="12448016.8935394" calcext:value-type="float">
            <text:p><text:s/>12,448,017 <text:s/></text:p>
          </table:table-cell>
          <table:table-cell table:style-name="ce29" office:value-type="float" office:value="553854.52627" calcext:value-type="float">
            <text:p><text:s/>553,855 <text:s/></text:p>
          </table:table-cell>
          <table:table-cell table:style-name="ce29" office:value-type="float" office:value="1221790.38728" calcext:value-type="float">
            <text:p><text:s/>1,221,790 <text:s/></text:p>
          </table:table-cell>
          <table:table-cell table:style-name="ce29" office:value-type="float" office:value="1373012.7961" calcext:value-type="float">
            <text:p><text:s/>1,373,013 <text:s/></text:p>
          </table:table-cell>
          <table:table-cell table:style-name="ce33" office:value-type="float" office:value="21943440.0577001" calcext:value-type="float">
            <text:p><text:s/>21,943,440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 98年</text:p>
          </table:table-cell>
          <table:table-cell table:style-name="ce13"/>
          <table:table-cell table:style-name="ce18"/>
          <table:table-cell table:style-name="ce24" office:value-type="float" office:value="48537297.61296" calcext:value-type="float">
            <text:p><text:s/>48,537,298 <text:s/></text:p>
          </table:table-cell>
          <table:table-cell table:style-name="ce29" office:value-type="float" office:value="2498863.04351943" calcext:value-type="float">
            <text:p><text:s/>2,498,863 <text:s/></text:p>
          </table:table-cell>
          <table:table-cell table:style-name="ce29" office:value-type="float" office:value="46038434.5694406" calcext:value-type="float">
            <text:p><text:s/>46,038,435 <text:s/></text:p>
          </table:table-cell>
          <table:table-cell table:style-name="ce29" office:value-type="float" office:value="2662910.79809735" calcext:value-type="float">
            <text:p><text:s/>2,662,911 <text:s/></text:p>
          </table:table-cell>
          <table:table-cell table:style-name="ce29" office:value-type="float" office:value="4489903.52336992" calcext:value-type="float">
            <text:p><text:s/>4,489,904 <text:s/></text:p>
          </table:table-cell>
          <table:table-cell table:style-name="ce29" office:value-type="float" office:value="12585290.5257667" calcext:value-type="float">
            <text:p><text:s/>12,585,291 <text:s/></text:p>
          </table:table-cell>
          <table:table-cell table:style-name="ce29" office:value-type="float" office:value="420350.473321111" calcext:value-type="float">
            <text:p><text:s/>420,350 <text:s/></text:p>
          </table:table-cell>
          <table:table-cell table:style-name="ce29" office:value-type="float" office:value="1225455.18703886" calcext:value-type="float">
            <text:p><text:s/>1,225,455 <text:s/></text:p>
          </table:table-cell>
          <table:table-cell table:style-name="ce29" office:value-type="float" office:value="1361625.4337832" calcext:value-type="float">
            <text:p><text:s/>1,361,625 <text:s/></text:p>
          </table:table-cell>
          <table:table-cell table:style-name="ce33" office:value-type="float" office:value="23292898.6280635" calcext:value-type="float">
            <text:p><text:s/>23,292,899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 99年</text:p>
          </table:table-cell>
          <table:table-cell table:style-name="ce13"/>
          <table:table-cell table:style-name="ce18"/>
          <table:table-cell table:style-name="ce24" office:value-type="float" office:value="50597414.8885892" calcext:value-type="float">
            <text:p><text:s/>50,597,415 <text:s/></text:p>
          </table:table-cell>
          <table:table-cell table:style-name="ce29" office:value-type="float" office:value="2975396.99566549" calcext:value-type="float">
            <text:p><text:s/>2,975,397 <text:s/></text:p>
          </table:table-cell>
          <table:table-cell table:style-name="ce29" office:value-type="float" office:value="47622017.8929237" calcext:value-type="float">
            <text:p><text:s/>47,622,018 <text:s/></text:p>
          </table:table-cell>
          <table:table-cell table:style-name="ce29" office:value-type="float" office:value="2583585.83441734" calcext:value-type="float">
            <text:p><text:s/>2,583,586 <text:s/></text:p>
          </table:table-cell>
          <table:table-cell table:style-name="ce29" office:value-type="float" office:value="4689270.81224754" calcext:value-type="float">
            <text:p><text:s/>4,689,271 <text:s/></text:p>
          </table:table-cell>
          <table:table-cell table:style-name="ce29" office:value-type="float" office:value="12997877.5406972" calcext:value-type="float">
            <text:p><text:s/>12,997,878 <text:s/></text:p>
          </table:table-cell>
          <table:table-cell table:style-name="ce29" office:value-type="float" office:value="400912.717048889" calcext:value-type="float">
            <text:p><text:s/>400,913 <text:s/></text:p>
          </table:table-cell>
          <table:table-cell table:style-name="ce29" office:value-type="float" office:value="1149390.16367802" calcext:value-type="float">
            <text:p><text:s/>1,149,390 <text:s/></text:p>
          </table:table-cell>
          <table:table-cell table:style-name="ce29" office:value-type="float" office:value="1317809.54236559" calcext:value-type="float">
            <text:p><text:s/>1,317,810 <text:s/></text:p>
          </table:table-cell>
          <table:table-cell table:style-name="ce33" office:value-type="float" office:value="24483171.2824691" calcext:value-type="float">
            <text:p><text:s/>24,483,171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100年</text:p>
          </table:table-cell>
          <table:table-cell table:style-name="ce13"/>
          <table:table-cell table:style-name="ce18"/>
          <table:table-cell table:style-name="ce24" office:value-type="float" office:value="46550847.3704927" calcext:value-type="float">
            <text:p><text:s/>46,550,847 <text:s/></text:p>
          </table:table-cell>
          <table:table-cell table:style-name="ce29" office:value-type="float" office:value="2534414.11996822" calcext:value-type="float">
            <text:p><text:s/>2,534,414 <text:s/></text:p>
          </table:table-cell>
          <table:table-cell table:style-name="ce29" office:value-type="float" office:value="44016433.2505245" calcext:value-type="float">
            <text:p><text:s/>44,016,433 <text:s/></text:p>
          </table:table-cell>
          <table:table-cell table:style-name="ce29" office:value-type="float" office:value="2245060.08333528" calcext:value-type="float">
            <text:p><text:s/>2,245,060 <text:s/></text:p>
          </table:table-cell>
          <table:table-cell table:style-name="ce29" office:value-type="float" office:value="4122774.94620561" calcext:value-type="float">
            <text:p><text:s/>4,122,775 <text:s/></text:p>
          </table:table-cell>
          <table:table-cell table:style-name="ce29" office:value-type="float" office:value="13177964.6253033" calcext:value-type="float">
            <text:p><text:s/>13,177,965 <text:s/></text:p>
          </table:table-cell>
          <table:table-cell table:style-name="ce29" office:value-type="float" office:value="405316.6324" calcext:value-type="float">
            <text:p><text:s/>405,317 <text:s/></text:p>
          </table:table-cell>
          <table:table-cell table:style-name="ce29" office:value-type="float" office:value="1082561.19655776" calcext:value-type="float">
            <text:p><text:s/>1,082,561 <text:s/></text:p>
          </table:table-cell>
          <table:table-cell table:style-name="ce29" office:value-type="float" office:value="1298514.99830972" calcext:value-type="float">
            <text:p><text:s/>1,298,515 <text:s/></text:p>
          </table:table-cell>
          <table:table-cell table:style-name="ce33" office:value-type="float" office:value="21684240.7684128" calcext:value-type="float">
            <text:p><text:s/>21,684,241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101年</text:p>
          </table:table-cell>
          <table:table-cell table:style-name="ce13"/>
          <table:table-cell table:style-name="ce18"/>
          <table:table-cell table:style-name="ce24" office:value-type="float" office:value="46318589.5467432" calcext:value-type="float">
            <text:p><text:s/>46,318,590 <text:s/></text:p>
          </table:table-cell>
          <table:table-cell table:style-name="ce29" office:value-type="float" office:value="2128271.47923451" calcext:value-type="float">
            <text:p><text:s/>2,128,271 <text:s/></text:p>
          </table:table-cell>
          <table:table-cell table:style-name="ce29" office:value-type="float" office:value="44190318.0675087" calcext:value-type="float">
            <text:p><text:s/>44,190,318 <text:s/></text:p>
          </table:table-cell>
          <table:table-cell table:style-name="ce29" office:value-type="float" office:value="2434047.00826703" calcext:value-type="float">
            <text:p><text:s/>2,434,047 <text:s/></text:p>
          </table:table-cell>
          <table:table-cell table:style-name="ce29" office:value-type="float" office:value="3485235.9121913" calcext:value-type="float">
            <text:p><text:s/>3,485,236 <text:s/></text:p>
          </table:table-cell>
          <table:table-cell table:style-name="ce29" office:value-type="float" office:value="12900979.67845" calcext:value-type="float">
            <text:p><text:s/>12,900,980 <text:s/></text:p>
          </table:table-cell>
          <table:table-cell table:style-name="ce29" office:value-type="float" office:value="456468.98047" calcext:value-type="float">
            <text:p><text:s/>456,469 <text:s/></text:p>
          </table:table-cell>
          <table:table-cell table:style-name="ce29" office:value-type="float" office:value="1028334.7402936" calcext:value-type="float">
            <text:p><text:s/>1,028,335 <text:s/></text:p>
          </table:table-cell>
          <table:table-cell table:style-name="ce29" office:value-type="float" office:value="1264113.579529" calcext:value-type="float">
            <text:p><text:s/>1,264,114 <text:s/></text:p>
          </table:table-cell>
          <table:table-cell table:style-name="ce33" office:value-type="float" office:value="22621138.1683078" calcext:value-type="float">
            <text:p><text:s/>22,621,138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102年</text:p>
          </table:table-cell>
          <table:table-cell table:style-name="ce13"/>
          <table:table-cell table:style-name="ce18"/>
          <table:table-cell table:style-name="ce24" office:value-type="float" office:value="47677109.9028195" calcext:value-type="float">
            <text:p><text:s/>47,677,110 <text:s/></text:p>
          </table:table-cell>
          <table:table-cell table:style-name="ce29" office:value-type="float" office:value="1809805.19334155" calcext:value-type="float">
            <text:p><text:s/>1,809,805 <text:s/></text:p>
          </table:table-cell>
          <table:table-cell table:style-name="ce29" office:value-type="float" office:value="45867304.7094779" calcext:value-type="float">
            <text:p><text:s/>45,867,305 <text:s/></text:p>
          </table:table-cell>
          <table:table-cell table:style-name="ce29" office:value-type="float" office:value="2501553.23829102" calcext:value-type="float">
            <text:p><text:s/>2,501,553 <text:s/></text:p>
          </table:table-cell>
          <table:table-cell table:style-name="ce29" office:value-type="float" office:value="3147424.66763188" calcext:value-type="float">
            <text:p><text:s/>3,147,425 <text:s/></text:p>
          </table:table-cell>
          <table:table-cell table:style-name="ce29" office:value-type="float" office:value="12884029.3538489" calcext:value-type="float">
            <text:p><text:s/>12,884,029 <text:s/></text:p>
          </table:table-cell>
          <table:table-cell table:style-name="ce29" office:value-type="float" office:value="462136.575736667" calcext:value-type="float">
            <text:p><text:s/>462,137 <text:s/></text:p>
          </table:table-cell>
          <table:table-cell table:style-name="ce29" office:value-type="float" office:value="1058010.28050995" calcext:value-type="float">
            <text:p><text:s/>1,058,010 <text:s/></text:p>
          </table:table-cell>
          <table:table-cell table:style-name="ce29" office:value-type="float" office:value="1238255.85690621" calcext:value-type="float">
            <text:p><text:s/>1,238,256 <text:s/></text:p>
          </table:table-cell>
          <table:table-cell table:style-name="ce33" office:value-type="float" office:value="24575894.7365533" calcext:value-type="float">
            <text:p><text:s/>24,575,895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103年</text:p>
          </table:table-cell>
          <table:table-cell table:style-name="ce13"/>
          <table:table-cell table:style-name="ce18"/>
          <table:table-cell table:style-name="ce24" office:value-type="float" office:value="49054993.8513728" calcext:value-type="float">
            <text:p><text:s/>49,054,994 <text:s/></text:p>
          </table:table-cell>
          <table:table-cell table:style-name="ce29" office:value-type="float" office:value="2103029.98550025" calcext:value-type="float">
            <text:p><text:s/>2,103,030 <text:s/></text:p>
          </table:table-cell>
          <table:table-cell table:style-name="ce29" office:value-type="float" office:value="46951963.8658726" calcext:value-type="float">
            <text:p><text:s/>46,951,964 <text:s/></text:p>
          </table:table-cell>
          <table:table-cell table:style-name="ce29" office:value-type="float" office:value="3281902.37498031" calcext:value-type="float">
            <text:p><text:s/>3,281,902 <text:s/></text:p>
          </table:table-cell>
          <table:table-cell table:style-name="ce29" office:value-type="float" office:value="2776087.62333093" calcext:value-type="float">
            <text:p><text:s/>2,776,088 <text:s/></text:p>
          </table:table-cell>
          <table:table-cell table:style-name="ce29" office:value-type="float" office:value="13012344.0147672" calcext:value-type="float">
            <text:p><text:s/>13,012,344 <text:s/></text:p>
          </table:table-cell>
          <table:table-cell table:style-name="ce29" office:value-type="float" office:value="481012.002826667" calcext:value-type="float">
            <text:p><text:s/>481,012 <text:s/></text:p>
          </table:table-cell>
          <table:table-cell table:style-name="ce29" office:value-type="float" office:value="1067981.95568364" calcext:value-type="float">
            <text:p><text:s/>1,067,982 <text:s/></text:p>
          </table:table-cell>
          <table:table-cell table:style-name="ce29" office:value-type="float" office:value="1212433.37665247" calcext:value-type="float">
            <text:p><text:s/>1,212,433 <text:s/></text:p>
          </table:table-cell>
          <table:table-cell table:style-name="ce33" office:value-type="float" office:value="25120202.5176313" calcext:value-type="float">
            <text:p><text:s/>25,120,203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104年</text:p>
          </table:table-cell>
          <table:table-cell table:style-name="ce13"/>
          <table:table-cell table:style-name="ce18"/>
          <table:table-cell table:style-name="ce24" office:value-type="float" office:value="50308916.1486748" calcext:value-type="float">
            <text:p><text:s/>50,308,916 <text:s/></text:p>
          </table:table-cell>
          <table:table-cell table:style-name="ce29" office:value-type="float" office:value="3118142.95541058" calcext:value-type="float">
            <text:p><text:s/>3,118,143 <text:s/></text:p>
          </table:table-cell>
          <table:table-cell table:style-name="ce29" office:value-type="float" office:value="47190773.1932642" calcext:value-type="float">
            <text:p><text:s/>47,190,773 <text:s/></text:p>
          </table:table-cell>
          <table:table-cell table:style-name="ce29" office:value-type="float" office:value="3254014.49639903" calcext:value-type="float">
            <text:p><text:s/>3,254,014 <text:s/></text:p>
          </table:table-cell>
          <table:table-cell table:style-name="ce29" office:value-type="float" office:value="2279769.9499039" calcext:value-type="float">
            <text:p><text:s/>2,279,770 <text:s/></text:p>
          </table:table-cell>
          <table:table-cell table:style-name="ce29" office:value-type="float" office:value="13315200.4288772" calcext:value-type="float">
            <text:p><text:s/>13,315,200 <text:s/></text:p>
          </table:table-cell>
          <table:table-cell table:style-name="ce29" office:value-type="float" office:value="460024.308723333" calcext:value-type="float">
            <text:p><text:s/>460,024 <text:s/></text:p>
          </table:table-cell>
          <table:table-cell table:style-name="ce29" office:value-type="float" office:value="1069361.9044673" calcext:value-type="float">
            <text:p><text:s/>1,069,362 <text:s/></text:p>
          </table:table-cell>
          <table:table-cell table:style-name="ce29" office:value-type="float" office:value="1250363.1473955" calcext:value-type="float">
            <text:p><text:s/>1,250,363 <text:s/></text:p>
          </table:table-cell>
          <table:table-cell table:style-name="ce33" office:value-type="float" office:value="25562038.9574979" calcext:value-type="float">
            <text:p><text:s/>25,562,039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105年</text:p>
          </table:table-cell>
          <table:table-cell table:style-name="ce13"/>
          <table:table-cell table:style-name="ce18"/>
          <table:table-cell table:style-name="ce24" office:value-type="float" office:value="50186181.1381033" calcext:value-type="float">
            <text:p><text:s/>50,186,181 <text:s/></text:p>
          </table:table-cell>
          <table:table-cell table:style-name="ce29" office:value-type="float" office:value="3107729.39448791" calcext:value-type="float">
            <text:p><text:s/>3,107,729 <text:s/></text:p>
          </table:table-cell>
          <table:table-cell table:style-name="ce29" office:value-type="float" office:value="47078451.7436154" calcext:value-type="float">
            <text:p><text:s/>47,078,452 <text:s/></text:p>
          </table:table-cell>
          <table:table-cell table:style-name="ce29" office:value-type="float" office:value="3318327.26568729" calcext:value-type="float">
            <text:p><text:s/>3,318,327 <text:s/></text:p>
          </table:table-cell>
          <table:table-cell table:style-name="ce29" office:value-type="float" office:value="2057867.93794648" calcext:value-type="float">
            <text:p><text:s/>2,057,868 <text:s/></text:p>
          </table:table-cell>
          <table:table-cell table:style-name="ce29" office:value-type="float" office:value="13701329.7940194" calcext:value-type="float">
            <text:p><text:s/>13,701,330 <text:s/></text:p>
          </table:table-cell>
          <table:table-cell table:style-name="ce29" office:value-type="float" office:value="454150.157343333" calcext:value-type="float">
            <text:p><text:s/>454,150 <text:s/></text:p>
          </table:table-cell>
          <table:table-cell table:style-name="ce29" office:value-type="float" office:value="978488.427036131" calcext:value-type="float">
            <text:p><text:s/>978,488 <text:s/></text:p>
          </table:table-cell>
          <table:table-cell table:style-name="ce29" office:value-type="float" office:value="1262686.15158731" calcext:value-type="float">
            <text:p><text:s/>1,262,686 <text:s/></text:p>
          </table:table-cell>
          <table:table-cell table:style-name="ce33" office:value-type="float" office:value="25305602.0099954" calcext:value-type="float">
            <text:p><text:s/>25,305,602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106年</text:p>
          </table:table-cell>
          <table:table-cell table:style-name="ce13"/>
          <table:table-cell table:style-name="ce18"/>
          <table:table-cell table:style-name="ce24" office:value-type="float" office:value="49431777.3595336" calcext:value-type="float">
            <text:p><text:s/>49,431,777 <text:s/></text:p>
          </table:table-cell>
          <table:table-cell table:style-name="ce29" office:value-type="float" office:value="3256423.26976482" calcext:value-type="float">
            <text:p><text:s/>3,256,423 <text:s/></text:p>
          </table:table-cell>
          <table:table-cell table:style-name="ce29" office:value-type="float" office:value="46175354.0897688" calcext:value-type="float">
            <text:p><text:s/>46,175,354 <text:s/></text:p>
          </table:table-cell>
          <table:table-cell table:style-name="ce29" office:value-type="float" office:value="3126066.93849521" calcext:value-type="float">
            <text:p><text:s/>3,126,067 <text:s/></text:p>
          </table:table-cell>
          <table:table-cell table:style-name="ce29" office:value-type="float" office:value="1964140.85191018" calcext:value-type="float">
            <text:p><text:s/>1,964,141 <text:s/></text:p>
          </table:table-cell>
          <table:table-cell table:style-name="ce29" office:value-type="float" office:value="13548349.9488994" calcext:value-type="float">
            <text:p><text:s/>13,548,350 <text:s/></text:p>
          </table:table-cell>
          <table:table-cell table:style-name="ce29" office:value-type="float" office:value="427384.390043333" calcext:value-type="float">
            <text:p><text:s/>427,384 <text:s/></text:p>
          </table:table-cell>
          <table:table-cell table:style-name="ce29" office:value-type="float" office:value="995363.288386356" calcext:value-type="float">
            <text:p><text:s/>995,363 <text:s/></text:p>
          </table:table-cell>
          <table:table-cell table:style-name="ce29" office:value-type="float" office:value="1211805.08867624" calcext:value-type="float">
            <text:p><text:s/>1,211,805 <text:s/></text:p>
          </table:table-cell>
          <table:table-cell table:style-name="ce33" office:value-type="float" office:value="24902243.5833581" calcext:value-type="float">
            <text:p><text:s/>24,902,244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107年</text:p>
          </table:table-cell>
          <table:table-cell table:style-name="ce13"/>
          <table:table-cell table:style-name="ce18"/>
          <table:table-cell table:style-name="ce24" office:value-type="float" office:value="49347370.0719095" calcext:value-type="float">
            <text:p><text:s/>49,347,370 <text:s/></text:p>
          </table:table-cell>
          <table:table-cell table:style-name="ce29" office:value-type="float" office:value="2310868.11688406" calcext:value-type="float">
            <text:p><text:s/>2,310,868 <text:s/></text:p>
          </table:table-cell>
          <table:table-cell table:style-name="ce29" office:value-type="float" office:value="47036501.9550255" calcext:value-type="float">
            <text:p><text:s/>47,036,502 <text:s/></text:p>
          </table:table-cell>
          <table:table-cell table:style-name="ce29" office:value-type="float" office:value="3296539.38901462" calcext:value-type="float">
            <text:p><text:s/>3,296,539 <text:s/></text:p>
          </table:table-cell>
          <table:table-cell table:style-name="ce29" office:value-type="float" office:value="2020552.32028266" calcext:value-type="float">
            <text:p><text:s/>2,020,552 <text:s/></text:p>
          </table:table-cell>
          <table:table-cell table:style-name="ce29" office:value-type="float" office:value="13174388.0005961" calcext:value-type="float">
            <text:p><text:s/>13,174,388 <text:s/></text:p>
          </table:table-cell>
          <table:table-cell table:style-name="ce29" office:value-type="float" office:value="537698.952666667" calcext:value-type="float">
            <text:p><text:s/>537,699 <text:s/></text:p>
          </table:table-cell>
          <table:table-cell table:style-name="ce29" office:value-type="float" office:value="853202.030943778" calcext:value-type="float">
            <text:p><text:s/>853,202 <text:s/></text:p>
          </table:table-cell>
          <table:table-cell table:style-name="ce29" office:value-type="float" office:value="1188995.97811725" calcext:value-type="float">
            <text:p><text:s/>1,188,996 <text:s/></text:p>
          </table:table-cell>
          <table:table-cell table:style-name="ce33" office:value-type="float" office:value="25965125.2834044" calcext:value-type="float">
            <text:p><text:s/>25,965,125 <text:s/>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民國108年</text:p>
          </table:table-cell>
          <table:table-cell table:style-name="ce13"/>
          <table:table-cell table:style-name="ce18"/>
          <table:table-cell table:style-name="ce24" office:value-type="float" office:value="46235864.0713025" calcext:value-type="float">
            <text:p><text:s/>46,235,864 <text:s/></text:p>
          </table:table-cell>
          <table:table-cell table:style-name="ce29" office:value-type="float" office:value="1666125.44151232" calcext:value-type="float">
            <text:p><text:s/>1,666,125 <text:s/></text:p>
          </table:table-cell>
          <table:table-cell table:style-name="ce29" office:value-type="float" office:value="44569738.6297902" calcext:value-type="float">
            <text:p><text:s/>44,569,739 <text:s/></text:p>
          </table:table-cell>
          <table:table-cell table:style-name="ce29" office:value-type="float" office:value="3339752.50141551" calcext:value-type="float">
            <text:p><text:s/>3,339,753 <text:s/></text:p>
          </table:table-cell>
          <table:table-cell table:style-name="ce29" office:value-type="float" office:value="1621788.67458547" calcext:value-type="float">
            <text:p><text:s/>1,621,789 <text:s/></text:p>
          </table:table-cell>
          <table:table-cell table:style-name="ce29" office:value-type="float" office:value="13259059.4566754" calcext:value-type="float">
            <text:p><text:s/>13,259,059 <text:s/></text:p>
          </table:table-cell>
          <table:table-cell table:style-name="ce29" office:value-type="float" office:value="538526.2234" calcext:value-type="float">
            <text:p><text:s/>538,526 <text:s/></text:p>
          </table:table-cell>
          <table:table-cell table:style-name="ce29" office:value-type="float" office:value="859313.439937606" calcext:value-type="float">
            <text:p><text:s/>859,313 <text:s/></text:p>
          </table:table-cell>
          <table:table-cell table:style-name="ce29" office:value-type="float" office:value="1190301.30102669" calcext:value-type="float">
            <text:p><text:s/>1,190,301 <text:s/></text:p>
          </table:table-cell>
          <table:table-cell table:style-name="ce33" office:value-type="float" office:value="23760997.0327495" calcext:value-type="float">
            <text:p><text:s/>23,760,997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/>
          <table:table-cell table:style-name="ce18"/>
          <table:table-cell table:style-name="ce24"/>
          <table:table-cell table:style-name="ce29" table:number-columns-repeated="8"/>
          <table:table-cell table:style-name="ce33"/>
          <table:table-cell table:number-columns-repeated="1011"/>
        </table:table-row>
        <table:table-row table:style-name="ro3">
          <table:table-cell table:style-name="ce6" office:value-type="string" calcext:value-type="string">
            <text:p>民國109年</text:p>
          </table:table-cell>
          <table:table-cell table:style-name="ce13" office:value-type="string" calcext:value-type="string">
            <text:p><text:s/>1月</text:p>
          </table:table-cell>
          <table:table-cell table:style-name="ce18"/>
          <table:table-cell table:style-name="ce24" office:value-type="float" office:value="3894760.6488853" calcext:value-type="float">
            <text:p><text:s/>3,894,761 <text:s/></text:p>
          </table:table-cell>
          <table:table-cell table:style-name="ce29" office:value-type="float" office:value="112145.608911885" calcext:value-type="float">
            <text:p><text:s/>112,146 <text:s/></text:p>
          </table:table-cell>
          <table:table-cell table:style-name="ce29" office:value-type="float" office:value="3782615.03997342" calcext:value-type="float">
            <text:p><text:s/>3,782,615 <text:s/></text:p>
          </table:table-cell>
          <table:table-cell table:style-name="ce29" office:value-type="float" office:value="293109.205957591" calcext:value-type="float">
            <text:p><text:s/>293,109 <text:s/></text:p>
          </table:table-cell>
          <table:table-cell table:style-name="ce29" office:value-type="float" office:value="111812.604131167" calcext:value-type="float">
            <text:p><text:s/>111,813 <text:s/></text:p>
          </table:table-cell>
          <table:table-cell table:style-name="ce29" office:value-type="float" office:value="1022587.32801503" calcext:value-type="float">
            <text:p><text:s/>1,022,587 <text:s/></text:p>
          </table:table-cell>
          <table:table-cell table:style-name="ce29" office:value-type="float" office:value="34354.3526666667" calcext:value-type="float">
            <text:p><text:s/>34,354 <text:s/></text:p>
          </table:table-cell>
          <table:table-cell table:style-name="ce29" office:value-type="float" office:value="55880.6898495145" calcext:value-type="float">
            <text:p><text:s/>55,881 <text:s/></text:p>
          </table:table-cell>
          <table:table-cell table:style-name="ce29" office:value-type="float" office:value="118220.531164428" calcext:value-type="float">
            <text:p><text:s/>118,221 <text:s/></text:p>
          </table:table-cell>
          <table:table-cell table:style-name="ce33" office:value-type="float" office:value="2146650.32818902" calcext:value-type="float">
            <text:p><text:s/>2,146,650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18"/>
          <table:table-cell table:style-name="ce24" office:value-type="float" office:value="3547669.07428551" calcext:value-type="float">
            <text:p><text:s/>3,547,669 <text:s/></text:p>
          </table:table-cell>
          <table:table-cell table:style-name="ce29" office:value-type="float" office:value="100619.096775561" calcext:value-type="float">
            <text:p><text:s/>100,619 <text:s/></text:p>
          </table:table-cell>
          <table:table-cell table:style-name="ce29" office:value-type="float" office:value="3447049.97750995" calcext:value-type="float">
            <text:p><text:s/>3,447,050 <text:s/></text:p>
          </table:table-cell>
          <table:table-cell table:style-name="ce29" office:value-type="float" office:value="228526.167564391" calcext:value-type="float">
            <text:p><text:s/>228,526 <text:s/></text:p>
          </table:table-cell>
          <table:table-cell table:style-name="ce29" office:value-type="float" office:value="109756.945771321" calcext:value-type="float">
            <text:p><text:s/>109,757 <text:s/></text:p>
          </table:table-cell>
          <table:table-cell table:style-name="ce29" office:value-type="float" office:value="1013817.39077152" calcext:value-type="float">
            <text:p><text:s/>1,013,817 <text:s/></text:p>
          </table:table-cell>
          <table:table-cell table:style-name="ce29" office:value-type="float" office:value="37004.3427333333" calcext:value-type="float">
            <text:p><text:s/>37,004 <text:s/></text:p>
          </table:table-cell>
          <table:table-cell table:style-name="ce29" office:value-type="float" office:value="69224.1789458765" calcext:value-type="float">
            <text:p><text:s/>69,224 <text:s/></text:p>
          </table:table-cell>
          <table:table-cell table:style-name="ce29" office:value-type="float" office:value="98886.4468849252" calcext:value-type="float">
            <text:p><text:s/>98,886 <text:s/></text:p>
          </table:table-cell>
          <table:table-cell table:style-name="ce33" office:value-type="float" office:value="1889834.50483858" calcext:value-type="float">
            <text:p><text:s/>1,889,835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18"/>
          <table:table-cell table:style-name="ce24" office:value-type="float" office:value="3502095.36969231" calcext:value-type="float">
            <text:p><text:s/>3,502,095 <text:s/></text:p>
          </table:table-cell>
          <table:table-cell table:style-name="ce29" office:value-type="float" office:value="102292.063864326" calcext:value-type="float">
            <text:p><text:s/>102,292 <text:s/></text:p>
          </table:table-cell>
          <table:table-cell table:style-name="ce29" office:value-type="float" office:value="3399803.30582798" calcext:value-type="float">
            <text:p><text:s/>3,399,803 <text:s/></text:p>
          </table:table-cell>
          <table:table-cell table:style-name="ce29" office:value-type="float" office:value="188776.099983199" calcext:value-type="float">
            <text:p><text:s/>188,776 <text:s/></text:p>
          </table:table-cell>
          <table:table-cell table:style-name="ce29" office:value-type="float" office:value="108572.747238748" calcext:value-type="float">
            <text:p><text:s/>108,573 <text:s/></text:p>
          </table:table-cell>
          <table:table-cell table:style-name="ce29" office:value-type="float" office:value="1052137.06379265" calcext:value-type="float">
            <text:p><text:s/>1,052,137 <text:s/></text:p>
          </table:table-cell>
          <table:table-cell table:style-name="ce29" office:value-type="float" office:value="29385.5348" calcext:value-type="float">
            <text:p><text:s/>29,386 <text:s/></text:p>
          </table:table-cell>
          <table:table-cell table:style-name="ce29" office:value-type="float" office:value="80112.9995664343" calcext:value-type="float">
            <text:p><text:s/>80,113 <text:s/></text:p>
          </table:table-cell>
          <table:table-cell table:style-name="ce29" office:value-type="float" office:value="96781.0398550343" calcext:value-type="float">
            <text:p><text:s/>96,781 <text:s/></text:p>
          </table:table-cell>
          <table:table-cell table:style-name="ce33" office:value-type="float" office:value="1844037.82059191" calcext:value-type="float">
            <text:p><text:s/>1,844,038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18"/>
          <table:table-cell table:style-name="ce24" office:value-type="float" office:value="3638562.13170024" calcext:value-type="float">
            <text:p><text:s/>3,638,562 <text:s/></text:p>
          </table:table-cell>
          <table:table-cell table:style-name="ce29" office:value-type="float" office:value="84880.2168187449" calcext:value-type="float">
            <text:p><text:s/>84,880 <text:s/></text:p>
          </table:table-cell>
          <table:table-cell table:style-name="ce29" office:value-type="float" office:value="3553681.91488149" calcext:value-type="float">
            <text:p><text:s/>3,553,682 <text:s/></text:p>
          </table:table-cell>
          <table:table-cell table:style-name="ce29" office:value-type="float" office:value="203126.261656401" calcext:value-type="float">
            <text:p><text:s/>203,126 <text:s/></text:p>
          </table:table-cell>
          <table:table-cell table:style-name="ce29" office:value-type="float" office:value="119153.021497273" calcext:value-type="float">
            <text:p><text:s/>119,153 <text:s/></text:p>
          </table:table-cell>
          <table:table-cell table:style-name="ce29" office:value-type="float" office:value="1037036.660005" calcext:value-type="float">
            <text:p><text:s/>1,037,037 <text:s/></text:p>
          </table:table-cell>
          <table:table-cell table:style-name="ce29" office:value-type="float" office:value="47101.0182" calcext:value-type="float">
            <text:p><text:s/>47,101 <text:s/></text:p>
          </table:table-cell>
          <table:table-cell table:style-name="ce29" office:value-type="float" office:value="81352.890769648" calcext:value-type="float">
            <text:p><text:s/>81,353 <text:s/></text:p>
          </table:table-cell>
          <table:table-cell table:style-name="ce29" office:value-type="float" office:value="117131.940497955" calcext:value-type="float">
            <text:p><text:s/>117,132 <text:s/></text:p>
          </table:table-cell>
          <table:table-cell table:style-name="ce33" office:value-type="float" office:value="1948780.12225521" calcext:value-type="float">
            <text:p><text:s/>1,948,780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18"/>
          <table:table-cell table:style-name="ce24" office:value-type="float" office:value="3901954.5201049" calcext:value-type="float">
            <text:p><text:s/>3,901,955 <text:s/></text:p>
          </table:table-cell>
          <table:table-cell table:style-name="ce29" office:value-type="float" office:value="84743.4400331498" calcext:value-type="float">
            <text:p><text:s/>84,743 <text:s/></text:p>
          </table:table-cell>
          <table:table-cell table:style-name="ce29" office:value-type="float" office:value="3817211.08007175" calcext:value-type="float">
            <text:p><text:s/>3,817,211 <text:s/></text:p>
          </table:table-cell>
          <table:table-cell table:style-name="ce29" office:value-type="float" office:value="257916.415990595" calcext:value-type="float">
            <text:p><text:s/>257,916 <text:s/></text:p>
          </table:table-cell>
          <table:table-cell table:style-name="ce29" office:value-type="float" office:value="98864.7118160642" calcext:value-type="float">
            <text:p><text:s/>98,865 <text:s/></text:p>
          </table:table-cell>
          <table:table-cell table:style-name="ce29" office:value-type="float" office:value="1252020.55082011" calcext:value-type="float">
            <text:p><text:s/>1,252,021 <text:s/></text:p>
          </table:table-cell>
          <table:table-cell table:style-name="ce29" office:value-type="float" office:value="48138.7668666667" calcext:value-type="float">
            <text:p><text:s/>48,139 <text:s/></text:p>
          </table:table-cell>
          <table:table-cell table:style-name="ce29" office:value-type="float" office:value="61955.9186394362" calcext:value-type="float">
            <text:p><text:s/>61,956 <text:s/></text:p>
          </table:table-cell>
          <table:table-cell table:style-name="ce29" office:value-type="float" office:value="90494.8527817892" calcext:value-type="float">
            <text:p><text:s/>90,495 <text:s/></text:p>
          </table:table-cell>
          <table:table-cell table:style-name="ce33" office:value-type="float" office:value="2007819.86315709" calcext:value-type="float">
            <text:p><text:s/>2,007,820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18"/>
          <table:table-cell table:style-name="ce24" office:value-type="float" office:value="3765464.84755367" calcext:value-type="float">
            <text:p><text:s/>3,765,465 <text:s/></text:p>
          </table:table-cell>
          <table:table-cell table:style-name="ce29" office:value-type="float" office:value="87057.1977453307" calcext:value-type="float">
            <text:p><text:s/>87,057 <text:s/></text:p>
          </table:table-cell>
          <table:table-cell table:style-name="ce29" office:value-type="float" office:value="3678407.64980834" calcext:value-type="float">
            <text:p><text:s/>3,678,408 <text:s/></text:p>
          </table:table-cell>
          <table:table-cell table:style-name="ce29" office:value-type="float" office:value="253628.112782603" calcext:value-type="float">
            <text:p><text:s/>253,628 <text:s/></text:p>
          </table:table-cell>
          <table:table-cell table:style-name="ce29" office:value-type="float" office:value="98641.1976592852" calcext:value-type="float">
            <text:p><text:s/>98,641 <text:s/></text:p>
          </table:table-cell>
          <table:table-cell table:style-name="ce29" office:value-type="float" office:value="1087647.97796431" calcext:value-type="float">
            <text:p><text:s/>1,087,648 <text:s/></text:p>
          </table:table-cell>
          <table:table-cell table:style-name="ce29" office:value-type="float" office:value="55044.7112666667" calcext:value-type="float">
            <text:p><text:s/>55,045 <text:s/></text:p>
          </table:table-cell>
          <table:table-cell table:style-name="ce29" office:value-type="float" office:value="67353.1271185168" calcext:value-type="float">
            <text:p><text:s/>67,353 <text:s/></text:p>
          </table:table-cell>
          <table:table-cell table:style-name="ce29" office:value-type="float" office:value="87556.0730291826" calcext:value-type="float">
            <text:p><text:s/>87,556 <text:s/></text:p>
          </table:table-cell>
          <table:table-cell table:style-name="ce33" office:value-type="float" office:value="2028536.44998777" calcext:value-type="float">
            <text:p><text:s/>2,028,536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18"/>
          <table:table-cell table:style-name="ce24" office:value-type="float" office:value="3977700.76109756" calcext:value-type="float">
            <text:p><text:s/>3,977,701 <text:s/></text:p>
          </table:table-cell>
          <table:table-cell table:style-name="ce29" office:value-type="float" office:value="135853.531877209" calcext:value-type="float">
            <text:p><text:s/>135,854 <text:s/></text:p>
          </table:table-cell>
          <table:table-cell table:style-name="ce29" office:value-type="float" office:value="3841847.22922035" calcext:value-type="float">
            <text:p><text:s/>3,841,847 <text:s/></text:p>
          </table:table-cell>
          <table:table-cell table:style-name="ce29" office:value-type="float" office:value="239796.789451899" calcext:value-type="float">
            <text:p><text:s/>239,797 <text:s/></text:p>
          </table:table-cell>
          <table:table-cell table:style-name="ce29" office:value-type="float" office:value="109647.685448825" calcext:value-type="float">
            <text:p><text:s/>109,648 <text:s/></text:p>
          </table:table-cell>
          <table:table-cell table:style-name="ce29" office:value-type="float" office:value="1141824.87903098" calcext:value-type="float">
            <text:p><text:s/>1,141,825 <text:s/></text:p>
          </table:table-cell>
          <table:table-cell table:style-name="ce29" office:value-type="float" office:value="59538.2454" calcext:value-type="float">
            <text:p><text:s/>59,538 <text:s/></text:p>
          </table:table-cell>
          <table:table-cell table:style-name="ce29" office:value-type="float" office:value="87255.6776997189" calcext:value-type="float">
            <text:p><text:s/>87,256 <text:s/></text:p>
          </table:table-cell>
          <table:table-cell table:style-name="ce29" office:value-type="float" office:value="95178.3862901582" calcext:value-type="float">
            <text:p><text:s/>95,178 <text:s/></text:p>
          </table:table-cell>
          <table:table-cell table:style-name="ce33" office:value-type="float" office:value="2108605.56589877" calcext:value-type="float">
            <text:p><text:s/>2,108,606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18"/>
          <table:table-cell table:style-name="ce24" office:value-type="float" office:value="3612290.6049648" calcext:value-type="float">
            <text:p><text:s/>3,612,291 <text:s/></text:p>
          </table:table-cell>
          <table:table-cell table:style-name="ce29" office:value-type="float" office:value="122596.631303679" calcext:value-type="float">
            <text:p><text:s/>122,597 <text:s/></text:p>
          </table:table-cell>
          <table:table-cell table:style-name="ce29" office:value-type="float" office:value="3489693.97366112" calcext:value-type="float">
            <text:p><text:s/>3,489,694 <text:s/></text:p>
          </table:table-cell>
          <table:table-cell table:style-name="ce29" office:value-type="float" office:value="239087.3822833" calcext:value-type="float">
            <text:p><text:s/>239,087 <text:s/></text:p>
          </table:table-cell>
          <table:table-cell table:style-name="ce29" office:value-type="float" office:value="108893.718704284" calcext:value-type="float">
            <text:p><text:s/>108,894 <text:s/></text:p>
          </table:table-cell>
          <table:table-cell table:style-name="ce29" office:value-type="float" office:value="1178291.7547692" calcext:value-type="float">
            <text:p><text:s/>1,178,292 <text:s/></text:p>
          </table:table-cell>
          <table:table-cell table:style-name="ce29" office:value-type="float" office:value="29245.2958666667" calcext:value-type="float">
            <text:p><text:s/>29,245 <text:s/></text:p>
          </table:table-cell>
          <table:table-cell table:style-name="ce29" office:value-type="float" office:value="83504.3887079862" calcext:value-type="float">
            <text:p><text:s/>83,504 <text:s/></text:p>
          </table:table-cell>
          <table:table-cell table:style-name="ce29" office:value-type="float" office:value="88072.5728721058" calcext:value-type="float">
            <text:p><text:s/>88,073 <text:s/></text:p>
          </table:table-cell>
          <table:table-cell table:style-name="ce33" office:value-type="float" office:value="1762598.86045758" calcext:value-type="float">
            <text:p><text:s/>1,762,599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18"/>
          <table:table-cell table:style-name="ce24" office:value-type="float" office:value="3510603.12774961" calcext:value-type="float">
            <text:p><text:s/>3,510,603 <text:s/></text:p>
          </table:table-cell>
          <table:table-cell table:style-name="ce29" office:value-type="float" office:value="123464.258513604" calcext:value-type="float">
            <text:p><text:s/>123,464 <text:s/></text:p>
          </table:table-cell>
          <table:table-cell table:style-name="ce29" office:value-type="float" office:value="3387138.869236" calcext:value-type="float">
            <text:p><text:s/>3,387,139 <text:s/></text:p>
          </table:table-cell>
          <table:table-cell table:style-name="ce29" office:value-type="float" office:value="235699.251671277" calcext:value-type="float">
            <text:p><text:s/>235,699 <text:s/></text:p>
          </table:table-cell>
          <table:table-cell table:style-name="ce29" office:value-type="float" office:value="118555.768925391" calcext:value-type="float">
            <text:p><text:s/>118,556 <text:s/></text:p>
          </table:table-cell>
          <table:table-cell table:style-name="ce29" office:value-type="float" office:value="1114226.53527273" calcext:value-type="float">
            <text:p><text:s/>1,114,227 <text:s/></text:p>
          </table:table-cell>
          <table:table-cell table:style-name="ce29" office:value-type="float" office:value="26236.432" calcext:value-type="float">
            <text:p><text:s/>26,236 <text:s/></text:p>
          </table:table-cell>
          <table:table-cell table:style-name="ce29" office:value-type="float" office:value="84501.7537800386" calcext:value-type="float">
            <text:p><text:s/>84,502 <text:s/></text:p>
          </table:table-cell>
          <table:table-cell table:style-name="ce29" office:value-type="float" office:value="84595.7794785702" calcext:value-type="float">
            <text:p><text:s/>84,596 <text:s/></text:p>
          </table:table-cell>
          <table:table-cell table:style-name="ce33" office:value-type="float" office:value="1723323.348108" calcext:value-type="float">
            <text:p><text:s/>1,723,323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10月</text:p>
          </table:table-cell>
          <table:table-cell table:style-name="ce18"/>
          <table:table-cell table:style-name="ce24" office:value-type="float" office:value="3962682.74792186" calcext:value-type="float">
            <text:p><text:s/>3,962,683 <text:s/></text:p>
          </table:table-cell>
          <table:table-cell table:style-name="ce29" office:value-type="float" office:value="108749.129313741" calcext:value-type="float">
            <text:p><text:s/>108,749 <text:s/></text:p>
          </table:table-cell>
          <table:table-cell table:style-name="ce29" office:value-type="float" office:value="3853933.61860812" calcext:value-type="float">
            <text:p><text:s/>3,853,934 <text:s/></text:p>
          </table:table-cell>
          <table:table-cell table:style-name="ce29" office:value-type="float" office:value="224160.659823055" calcext:value-type="float">
            <text:p><text:s/>224,161 <text:s/></text:p>
          </table:table-cell>
          <table:table-cell table:style-name="ce29" office:value-type="float" office:value="113758.361314587" calcext:value-type="float">
            <text:p><text:s/>113,758 <text:s/></text:p>
          </table:table-cell>
          <table:table-cell table:style-name="ce29" office:value-type="float" office:value="1102832.03692062" calcext:value-type="float">
            <text:p><text:s/>1,102,832 <text:s/></text:p>
          </table:table-cell>
          <table:table-cell table:style-name="ce29" office:value-type="float" office:value="25260.643" calcext:value-type="float">
            <text:p><text:s/>25,261 <text:s/></text:p>
          </table:table-cell>
          <table:table-cell table:style-name="ce29" office:value-type="float" office:value="88788.2714015394" calcext:value-type="float">
            <text:p><text:s/>88,788 <text:s/></text:p>
          </table:table-cell>
          <table:table-cell table:style-name="ce29" office:value-type="float" office:value="110461.448418988" calcext:value-type="float">
            <text:p><text:s/>110,461 <text:s/></text:p>
          </table:table-cell>
          <table:table-cell table:style-name="ce33" office:value-type="float" office:value="2188672.19772934" calcext:value-type="float">
            <text:p><text:s/>2,188,672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11月</text:p>
          </table:table-cell>
          <table:table-cell table:style-name="ce18"/>
          <table:table-cell table:style-name="ce24" office:value-type="float" office:value="4146916.59161956" calcext:value-type="float">
            <text:p><text:s/>4,146,917 <text:s/></text:p>
          </table:table-cell>
          <table:table-cell table:style-name="ce29" office:value-type="float" office:value="102045.552371326" calcext:value-type="float">
            <text:p><text:s/>102,046 <text:s/></text:p>
          </table:table-cell>
          <table:table-cell table:style-name="ce29" office:value-type="float" office:value="4044871.03924824" calcext:value-type="float">
            <text:p><text:s/>4,044,871 <text:s/></text:p>
          </table:table-cell>
          <table:table-cell table:style-name="ce29" office:value-type="float" office:value="254698.073490424" calcext:value-type="float">
            <text:p><text:s/>254,698 <text:s/></text:p>
          </table:table-cell>
          <table:table-cell table:style-name="ce29" office:value-type="float" office:value="120342.564490827" calcext:value-type="float">
            <text:p><text:s/>120,343 <text:s/></text:p>
          </table:table-cell>
          <table:table-cell table:style-name="ce29" office:value-type="float" office:value="1206097.62611255" calcext:value-type="float">
            <text:p><text:s/>1,206,098 <text:s/></text:p>
          </table:table-cell>
          <table:table-cell table:style-name="ce29" office:value-type="float" office:value="36260.5571333333" calcext:value-type="float">
            <text:p><text:s/>36,261 <text:s/></text:p>
          </table:table-cell>
          <table:table-cell table:style-name="ce29" office:value-type="float" office:value="79626.4180464695" calcext:value-type="float">
            <text:p><text:s/>79,626 <text:s/></text:p>
          </table:table-cell>
          <table:table-cell table:style-name="ce29" office:value-type="float" office:value="97297.249362183" calcext:value-type="float">
            <text:p><text:s/>97,297 <text:s/></text:p>
          </table:table-cell>
          <table:table-cell table:style-name="ce33" office:value-type="float" office:value="2250548.55061245" calcext:value-type="float">
            <text:p><text:s/>2,250,549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1 - 11月</text:p>
          </table:table-cell>
          <table:table-cell table:style-name="ce18"/>
          <table:table-cell table:style-name="ce24" office:value-type="float" office:value="41460700.4255753" calcext:value-type="float">
            <text:p><text:s/>41,460,700 <text:s/></text:p>
          </table:table-cell>
          <table:table-cell table:style-name="ce29" office:value-type="float" office:value="1164446.72752856" calcext:value-type="float">
            <text:p><text:s/>1,164,447 <text:s/></text:p>
          </table:table-cell>
          <table:table-cell table:style-name="ce29" office:value-type="float" office:value="40296253.6980468" calcext:value-type="float">
            <text:p><text:s/>40,296,254 <text:s/></text:p>
          </table:table-cell>
          <table:table-cell table:style-name="ce29" office:value-type="float" office:value="2618524.42065474" calcext:value-type="float">
            <text:p><text:s/>2,618,524 <text:s/></text:p>
          </table:table-cell>
          <table:table-cell table:style-name="ce29" office:value-type="float" office:value="1217999.32699777" calcext:value-type="float">
            <text:p><text:s/>1,217,999 <text:s/></text:p>
          </table:table-cell>
          <table:table-cell table:style-name="ce29" office:value-type="float" office:value="12208519.8034747" calcext:value-type="float">
            <text:p><text:s/>12,208,520 <text:s/></text:p>
          </table:table-cell>
          <table:table-cell table:style-name="ce29" office:value-type="float" office:value="427569.899933333" calcext:value-type="float">
            <text:p><text:s/>427,570 <text:s/></text:p>
          </table:table-cell>
          <table:table-cell table:style-name="ce29" office:value-type="float" office:value="839556.314525179" calcext:value-type="float">
            <text:p><text:s/>839,556 <text:s/></text:p>
          </table:table-cell>
          <table:table-cell table:style-name="ce29" office:value-type="float" office:value="1084676.32063532" calcext:value-type="float">
            <text:p><text:s/>1,084,676 <text:s/></text:p>
          </table:table-cell>
          <table:table-cell table:style-name="ce33" office:value-type="float" office:value="21899407.6118257" calcext:value-type="float">
            <text:p><text:s/>21,899,408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12月</text:p>
          </table:table-cell>
          <table:table-cell table:style-name="ce18"/>
          <table:table-cell table:style-name="ce24" office:value-type="float" office:value="4129551.36173187" calcext:value-type="float">
            <text:p><text:s/>4,129,551 <text:s/></text:p>
          </table:table-cell>
          <table:table-cell table:style-name="ce29" office:value-type="float" office:value="134995.647575788" calcext:value-type="float">
            <text:p><text:s/>134,996 <text:s/></text:p>
          </table:table-cell>
          <table:table-cell table:style-name="ce29" office:value-type="float" office:value="3994555.71415608" calcext:value-type="float">
            <text:p><text:s/>3,994,556 <text:s/></text:p>
          </table:table-cell>
          <table:table-cell table:style-name="ce29" office:value-type="float" office:value="240159.279750855" calcext:value-type="float">
            <text:p><text:s/>240,159 <text:s/></text:p>
          </table:table-cell>
          <table:table-cell table:style-name="ce29" office:value-type="float" office:value="127347.181734081" calcext:value-type="float">
            <text:p><text:s/>127,347 <text:s/></text:p>
          </table:table-cell>
          <table:table-cell table:style-name="ce29" office:value-type="float" office:value="1157545.74166324" calcext:value-type="float">
            <text:p><text:s/>1,157,546 <text:s/></text:p>
          </table:table-cell>
          <table:table-cell table:style-name="ce29" office:value-type="float" office:value="43689.5191333333" calcext:value-type="float">
            <text:p><text:s/>43,690 <text:s/></text:p>
          </table:table-cell>
          <table:table-cell table:style-name="ce29" office:value-type="float" office:value="85482.655925397" calcext:value-type="float">
            <text:p><text:s/>85,483 <text:s/></text:p>
          </table:table-cell>
          <table:table-cell table:style-name="ce29" office:value-type="float" office:value="123748.396811332" calcext:value-type="float">
            <text:p><text:s/>123,748 <text:s/></text:p>
          </table:table-cell>
          <table:table-cell table:style-name="ce33" office:value-type="float" office:value="2216582.93913784" calcext:value-type="float">
            <text:p><text:s/>2,216,583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1 - 12月</text:p>
          </table:table-cell>
          <table:table-cell table:style-name="ce18"/>
          <table:table-cell table:style-name="ce24" office:value-type="float" office:value="45590251.7873072" calcext:value-type="float">
            <text:p><text:s/>45,590,252 <text:s/></text:p>
          </table:table-cell>
          <table:table-cell table:style-name="ce29" office:value-type="float" office:value="1299442.37510434" calcext:value-type="float">
            <text:p><text:s/>1,299,442 <text:s/></text:p>
          </table:table-cell>
          <table:table-cell table:style-name="ce29" office:value-type="float" office:value="44290809.4122028" calcext:value-type="float">
            <text:p><text:s/>44,290,809 <text:s/></text:p>
          </table:table-cell>
          <table:table-cell table:style-name="ce29" office:value-type="float" office:value="2858683.70040559" calcext:value-type="float">
            <text:p><text:s/>2,858,684 <text:s/></text:p>
          </table:table-cell>
          <table:table-cell table:style-name="ce29" office:value-type="float" office:value="1345346.50873185" calcext:value-type="float">
            <text:p><text:s/>1,345,347 <text:s/></text:p>
          </table:table-cell>
          <table:table-cell table:style-name="ce29" office:value-type="float" office:value="13366065.5451379" calcext:value-type="float">
            <text:p><text:s/>13,366,066 <text:s/></text:p>
          </table:table-cell>
          <table:table-cell table:style-name="ce29" office:value-type="float" office:value="471259.419066667" calcext:value-type="float">
            <text:p><text:s/>471,259 <text:s/></text:p>
          </table:table-cell>
          <table:table-cell table:style-name="ce29" office:value-type="float" office:value="925038.970450576" calcext:value-type="float">
            <text:p><text:s/>925,039 <text:s/></text:p>
          </table:table-cell>
          <table:table-cell table:style-name="ce29" office:value-type="float" office:value="1208424.71744665" calcext:value-type="float">
            <text:p><text:s/>1,208,425 <text:s/></text:p>
          </table:table-cell>
          <table:table-cell table:style-name="ce33" office:value-type="float" office:value="24115990.5509635" calcext:value-type="float">
            <text:p><text:s/>24,115,991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/>
          <table:table-cell table:style-name="ce18"/>
          <table:table-cell table:style-name="ce24"/>
          <table:table-cell table:style-name="ce29" table:number-columns-repeated="8"/>
          <table:table-cell table:style-name="ce33"/>
          <table:table-cell table:number-columns-repeated="1011"/>
        </table:table-row>
        <table:table-row table:style-name="ro3">
          <table:table-cell table:style-name="ce6" office:value-type="string" calcext:value-type="string">
            <text:p>民國110年</text:p>
          </table:table-cell>
          <table:table-cell table:style-name="ce13" office:value-type="string" calcext:value-type="string">
            <text:p><text:s/>1月</text:p>
          </table:table-cell>
          <table:table-cell table:style-name="ce18"/>
          <table:table-cell table:style-name="ce24" office:value-type="float" office:value="4178822.63564106" calcext:value-type="float">
            <text:p><text:s/>4,178,823 <text:s/></text:p>
          </table:table-cell>
          <table:table-cell table:style-name="ce29" office:value-type="float" office:value="130918.185451972" calcext:value-type="float">
            <text:p><text:s/>130,918 <text:s/></text:p>
          </table:table-cell>
          <table:table-cell table:style-name="ce29" office:value-type="float" office:value="4047904.45018908" calcext:value-type="float">
            <text:p><text:s/>4,047,904 <text:s/></text:p>
          </table:table-cell>
          <table:table-cell table:style-name="ce29" office:value-type="float" office:value="235809.073683312" calcext:value-type="float">
            <text:p><text:s/>235,809 <text:s/></text:p>
          </table:table-cell>
          <table:table-cell table:style-name="ce29" office:value-type="float" office:value="113608.185783585" calcext:value-type="float">
            <text:p><text:s/>113,608 <text:s/></text:p>
          </table:table-cell>
          <table:table-cell table:style-name="ce29" office:value-type="float" office:value="1068474.37447392" calcext:value-type="float">
            <text:p><text:s/>1,068,474 <text:s/></text:p>
          </table:table-cell>
          <table:table-cell table:style-name="ce29" office:value-type="float" office:value="49316.8114" calcext:value-type="float">
            <text:p><text:s/>49,317 <text:s/></text:p>
          </table:table-cell>
          <table:table-cell table:style-name="ce29" office:value-type="float" office:value="104700.428803159" calcext:value-type="float">
            <text:p><text:s/>104,700 <text:s/></text:p>
          </table:table-cell>
          <table:table-cell table:style-name="ce29" office:value-type="float" office:value="112519.138818272" calcext:value-type="float">
            <text:p><text:s/>112,519 <text:s/></text:p>
          </table:table-cell>
          <table:table-cell table:style-name="ce33" office:value-type="float" office:value="2363476.43722684" calcext:value-type="float">
            <text:p><text:s/>2,363,476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18"/>
          <table:table-cell table:style-name="ce24" office:value-type="float" office:value="3760765.79855724" calcext:value-type="float">
            <text:p><text:s/>3,760,766 <text:s/></text:p>
          </table:table-cell>
          <table:table-cell table:style-name="ce29" office:value-type="float" office:value="107682.110830647" calcext:value-type="float">
            <text:p><text:s/>107,682 <text:s/></text:p>
          </table:table-cell>
          <table:table-cell table:style-name="ce29" office:value-type="float" office:value="3653083.68772659" calcext:value-type="float">
            <text:p><text:s/>3,653,084 <text:s/></text:p>
          </table:table-cell>
          <table:table-cell table:style-name="ce29" office:value-type="float" office:value="207392.449152191" calcext:value-type="float">
            <text:p><text:s/>207,392 <text:s/></text:p>
          </table:table-cell>
          <table:table-cell table:style-name="ce29" office:value-type="float" office:value="101524.258298776" calcext:value-type="float">
            <text:p><text:s/>101,524 <text:s/></text:p>
          </table:table-cell>
          <table:table-cell table:style-name="ce29" office:value-type="float" office:value="1060769.33729548" calcext:value-type="float">
            <text:p><text:s/>1,060,769 <text:s/></text:p>
          </table:table-cell>
          <table:table-cell table:style-name="ce29" office:value-type="float" office:value="28101.0854666667" calcext:value-type="float">
            <text:p><text:s/>28,101 <text:s/></text:p>
          </table:table-cell>
          <table:table-cell table:style-name="ce29" office:value-type="float" office:value="52324.9200311601" calcext:value-type="float">
            <text:p><text:s/>52,325 <text:s/></text:p>
          </table:table-cell>
          <table:table-cell table:style-name="ce29" office:value-type="float" office:value="99465.8492032343" calcext:value-type="float">
            <text:p><text:s/>99,466 <text:s/></text:p>
          </table:table-cell>
          <table:table-cell table:style-name="ce33" office:value-type="float" office:value="2103505.78827908" calcext:value-type="float">
            <text:p><text:s/>2,103,506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18"/>
          <table:table-cell table:style-name="ce24" office:value-type="float" office:value="4100673.63640854" calcext:value-type="float">
            <text:p><text:s/>4,100,674 <text:s/></text:p>
          </table:table-cell>
          <table:table-cell table:style-name="ce29" office:value-type="float" office:value="117391.993585169" calcext:value-type="float">
            <text:p><text:s/>117,392 <text:s/></text:p>
          </table:table-cell>
          <table:table-cell table:style-name="ce29" office:value-type="float" office:value="3983281.64282337" calcext:value-type="float">
            <text:p><text:s/>3,983,282 <text:s/></text:p>
          </table:table-cell>
          <table:table-cell table:style-name="ce29" office:value-type="float" office:value="234541.14411778" calcext:value-type="float">
            <text:p><text:s/>234,541 <text:s/></text:p>
          </table:table-cell>
          <table:table-cell table:style-name="ce29" office:value-type="float" office:value="128134.040466679" calcext:value-type="float">
            <text:p><text:s/>128,134 <text:s/></text:p>
          </table:table-cell>
          <table:table-cell table:style-name="ce29" office:value-type="float" office:value="1099246.18975041" calcext:value-type="float">
            <text:p><text:s/>1,099,246 <text:s/></text:p>
          </table:table-cell>
          <table:table-cell table:style-name="ce29" office:value-type="float" office:value="30106.0654" calcext:value-type="float">
            <text:p><text:s/>30,106 <text:s/></text:p>
          </table:table-cell>
          <table:table-cell table:style-name="ce29" office:value-type="float" office:value="83041.3860900727" calcext:value-type="float">
            <text:p><text:s/>83,041 <text:s/></text:p>
          </table:table-cell>
          <table:table-cell table:style-name="ce29" office:value-type="float" office:value="109342.477558667" calcext:value-type="float">
            <text:p><text:s/>109,342 <text:s/></text:p>
          </table:table-cell>
          <table:table-cell table:style-name="ce33" office:value-type="float" office:value="2298870.33943976" calcext:value-type="float">
            <text:p><text:s/>2,298,870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18"/>
          <table:table-cell table:style-name="ce24" office:value-type="float" office:value="3825123.45535342" calcext:value-type="float">
            <text:p><text:s/>3,825,123 <text:s/></text:p>
          </table:table-cell>
          <table:table-cell table:style-name="ce29" office:value-type="float" office:value="95604.8843810697" calcext:value-type="float">
            <text:p><text:s/>95,605 <text:s/></text:p>
          </table:table-cell>
          <table:table-cell table:style-name="ce29" office:value-type="float" office:value="3729518.57097235" calcext:value-type="float">
            <text:p><text:s/>3,729,519 <text:s/></text:p>
          </table:table-cell>
          <table:table-cell table:style-name="ce29" office:value-type="float" office:value="230373.843984758" calcext:value-type="float">
            <text:p><text:s/>230,374 <text:s/></text:p>
          </table:table-cell>
          <table:table-cell table:style-name="ce29" office:value-type="float" office:value="125087.18963488" calcext:value-type="float">
            <text:p><text:s/>125,087 <text:s/></text:p>
          </table:table-cell>
          <table:table-cell table:style-name="ce29" office:value-type="float" office:value="1040639.30363408" calcext:value-type="float">
            <text:p><text:s/>1,040,639 <text:s/></text:p>
          </table:table-cell>
          <table:table-cell table:style-name="ce29" office:value-type="float" office:value="23049.2154" calcext:value-type="float">
            <text:p><text:s/>23,049 <text:s/></text:p>
          </table:table-cell>
          <table:table-cell table:style-name="ce29" office:value-type="float" office:value="68344.7226633375" calcext:value-type="float">
            <text:p><text:s/>68,345 <text:s/></text:p>
          </table:table-cell>
          <table:table-cell table:style-name="ce29" office:value-type="float" office:value="100100.821958095" calcext:value-type="float">
            <text:p><text:s/>100,101 <text:s/></text:p>
          </table:table-cell>
          <table:table-cell table:style-name="ce33" office:value-type="float" office:value="2141923.4736972" calcext:value-type="float">
            <text:p><text:s/>2,141,923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18"/>
          <table:table-cell table:style-name="ce24" office:value-type="float" office:value="4164041.04265533" calcext:value-type="float">
            <text:p><text:s/>4,164,041 <text:s/></text:p>
          </table:table-cell>
          <table:table-cell table:style-name="ce29" office:value-type="float" office:value="134435.206500529" calcext:value-type="float">
            <text:p><text:s/>134,435 <text:s/></text:p>
          </table:table-cell>
          <table:table-cell table:style-name="ce29" office:value-type="float" office:value="4029605.83615481" calcext:value-type="float">
            <text:p><text:s/>4,029,606 <text:s/></text:p>
          </table:table-cell>
          <table:table-cell table:style-name="ce29" office:value-type="float" office:value="267419.633199636" calcext:value-type="float">
            <text:p><text:s/>267,420 <text:s/></text:p>
          </table:table-cell>
          <table:table-cell table:style-name="ce29" office:value-type="float" office:value="115546.653609451" calcext:value-type="float">
            <text:p><text:s/>115,547 <text:s/></text:p>
          </table:table-cell>
          <table:table-cell table:style-name="ce29" office:value-type="float" office:value="1091338.24834165" calcext:value-type="float">
            <text:p><text:s/>1,091,338 <text:s/></text:p>
          </table:table-cell>
          <table:table-cell table:style-name="ce29" office:value-type="float" office:value="33249.3976666667" calcext:value-type="float">
            <text:p><text:s/>33,249 <text:s/></text:p>
          </table:table-cell>
          <table:table-cell table:style-name="ce29" office:value-type="float" office:value="84940.6153332829" calcext:value-type="float">
            <text:p><text:s/>84,941 <text:s/></text:p>
          </table:table-cell>
          <table:table-cell table:style-name="ce29" office:value-type="float" office:value="95440.9015546157" calcext:value-type="float">
            <text:p><text:s/>95,441 <text:s/></text:p>
          </table:table-cell>
          <table:table-cell table:style-name="ce33" office:value-type="float" office:value="2341670.3864495" calcext:value-type="float">
            <text:p><text:s/>2,341,670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18"/>
          <table:table-cell table:style-name="ce24" office:value-type="float" office:value="3606473.46942602" calcext:value-type="float">
            <text:p><text:s/>3,606,473 <text:s/></text:p>
          </table:table-cell>
          <table:table-cell table:style-name="ce29" office:value-type="float" office:value="134743.6520118" calcext:value-type="float">
            <text:p><text:s/>134,744 <text:s/></text:p>
          </table:table-cell>
          <table:table-cell table:style-name="ce29" office:value-type="float" office:value="3471729.81741423" calcext:value-type="float">
            <text:p><text:s/>3,471,730 <text:s/></text:p>
          </table:table-cell>
          <table:table-cell table:style-name="ce29" office:value-type="float" office:value="260079.747884263" calcext:value-type="float">
            <text:p><text:s/>260,080 <text:s/></text:p>
          </table:table-cell>
          <table:table-cell table:style-name="ce29" office:value-type="float" office:value="116906.4557814" calcext:value-type="float">
            <text:p><text:s/>116,906 <text:s/></text:p>
          </table:table-cell>
          <table:table-cell table:style-name="ce29" office:value-type="float" office:value="838201.218835358" calcext:value-type="float">
            <text:p><text:s/>838,201 <text:s/></text:p>
          </table:table-cell>
          <table:table-cell table:style-name="ce29" office:value-type="float" office:value="41225.8979333333" calcext:value-type="float">
            <text:p><text:s/>41,226 <text:s/></text:p>
          </table:table-cell>
          <table:table-cell table:style-name="ce29" office:value-type="float" office:value="71698.0350890641" calcext:value-type="float">
            <text:p><text:s/>71,698 <text:s/></text:p>
          </table:table-cell>
          <table:table-cell table:style-name="ce29" office:value-type="float" office:value="80677.3927166213" calcext:value-type="float">
            <text:p><text:s/>80,677 <text:s/></text:p>
          </table:table-cell>
          <table:table-cell table:style-name="ce33" office:value-type="float" office:value="2062941.06917418" calcext:value-type="float">
            <text:p><text:s/>2,062,941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18"/>
          <table:table-cell table:style-name="ce24" office:value-type="float" office:value="3845330.19167613" calcext:value-type="float">
            <text:p><text:s/>3,845,330 <text:s/></text:p>
          </table:table-cell>
          <table:table-cell table:style-name="ce29" office:value-type="float" office:value="143106.840113635" calcext:value-type="float">
            <text:p><text:s/>143,107 <text:s/></text:p>
          </table:table-cell>
          <table:table-cell table:style-name="ce29" office:value-type="float" office:value="3702223.3515625" calcext:value-type="float">
            <text:p><text:s/>3,702,223 <text:s/></text:p>
          </table:table-cell>
          <table:table-cell table:style-name="ce29" office:value-type="float" office:value="269822.006262865" calcext:value-type="float">
            <text:p><text:s/>269,822 <text:s/></text:p>
          </table:table-cell>
          <table:table-cell table:style-name="ce29" office:value-type="float" office:value="117085.934300255" calcext:value-type="float">
            <text:p><text:s/>117,086 <text:s/></text:p>
          </table:table-cell>
          <table:table-cell table:style-name="ce29" office:value-type="float" office:value="971457.734931928" calcext:value-type="float">
            <text:p><text:s/>971,458 <text:s/></text:p>
          </table:table-cell>
          <table:table-cell table:style-name="ce29" office:value-type="float" office:value="60242.2626" calcext:value-type="float">
            <text:p><text:s/>60,242 <text:s/></text:p>
          </table:table-cell>
          <table:table-cell table:style-name="ce29" office:value-type="float" office:value="78203.5135691755" calcext:value-type="float">
            <text:p><text:s/>78,204 <text:s/></text:p>
          </table:table-cell>
          <table:table-cell table:style-name="ce29" office:value-type="float" office:value="82523.6294723515" calcext:value-type="float">
            <text:p><text:s/>82,524 <text:s/></text:p>
          </table:table-cell>
          <table:table-cell table:style-name="ce33" office:value-type="float" office:value="2122888.27042592" calcext:value-type="float">
            <text:p><text:s/>2,122,888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18"/>
          <table:table-cell table:style-name="ce24" office:value-type="float" office:value="4038918.82026166" calcext:value-type="float">
            <text:p><text:s/>4,038,919 <text:s/></text:p>
          </table:table-cell>
          <table:table-cell table:style-name="ce29" office:value-type="float" office:value="123628.936038188" calcext:value-type="float">
            <text:p><text:s/>123,629 <text:s/></text:p>
          </table:table-cell>
          <table:table-cell table:style-name="ce29" office:value-type="float" office:value="3915289.88422347" calcext:value-type="float">
            <text:p><text:s/>3,915,290 <text:s/></text:p>
          </table:table-cell>
          <table:table-cell table:style-name="ce29" office:value-type="float" office:value="278470.875823271" calcext:value-type="float">
            <text:p><text:s/>278,471 <text:s/></text:p>
          </table:table-cell>
          <table:table-cell table:style-name="ce29" office:value-type="float" office:value="111431.099450211" calcext:value-type="float">
            <text:p><text:s/>111,431 <text:s/></text:p>
          </table:table-cell>
          <table:table-cell table:style-name="ce29" office:value-type="float" office:value="1053272.5055265" calcext:value-type="float">
            <text:p><text:s/>1,053,273 <text:s/></text:p>
          </table:table-cell>
          <table:table-cell table:style-name="ce29" office:value-type="float" office:value="47055.4255333333" calcext:value-type="float">
            <text:p><text:s/>47,055 <text:s/></text:p>
          </table:table-cell>
          <table:table-cell table:style-name="ce29" office:value-type="float" office:value="91684.1852673603" calcext:value-type="float">
            <text:p><text:s/>91,684 <text:s/></text:p>
          </table:table-cell>
          <table:table-cell table:style-name="ce29" office:value-type="float" office:value="83991.5771827615" calcext:value-type="float">
            <text:p><text:s/>83,992 <text:s/></text:p>
          </table:table-cell>
          <table:table-cell table:style-name="ce33" office:value-type="float" office:value="2249384.21544003" calcext:value-type="float">
            <text:p><text:s/>2,249,384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18"/>
          <table:table-cell table:style-name="ce24" office:value-type="float" office:value="4015353.44289579" calcext:value-type="float">
            <text:p><text:s/>4,015,353 <text:s/></text:p>
          </table:table-cell>
          <table:table-cell table:style-name="ce29" office:value-type="float" office:value="155326.873258323" calcext:value-type="float">
            <text:p><text:s/>155,327 <text:s/></text:p>
          </table:table-cell>
          <table:table-cell table:style-name="ce29" office:value-type="float" office:value="3860026.56963747" calcext:value-type="float">
            <text:p><text:s/>3,860,027 <text:s/></text:p>
          </table:table-cell>
          <table:table-cell table:style-name="ce29" office:value-type="float" office:value="252998.364373676" calcext:value-type="float">
            <text:p><text:s/>252,998 <text:s/></text:p>
          </table:table-cell>
          <table:table-cell table:style-name="ce29" office:value-type="float" office:value="114829.201232552" calcext:value-type="float">
            <text:p><text:s/>114,829 <text:s/></text:p>
          </table:table-cell>
          <table:table-cell table:style-name="ce29" office:value-type="float" office:value="1063046.32260415" calcext:value-type="float">
            <text:p><text:s/>1,063,046 <text:s/></text:p>
          </table:table-cell>
          <table:table-cell table:style-name="ce29" office:value-type="float" office:value="30083.2463333333" calcext:value-type="float">
            <text:p><text:s/>30,083 <text:s/></text:p>
          </table:table-cell>
          <table:table-cell table:style-name="ce29" office:value-type="float" office:value="84702.1639791953" calcext:value-type="float">
            <text:p><text:s/>84,702 <text:s/></text:p>
          </table:table-cell>
          <table:table-cell table:style-name="ce29" office:value-type="float" office:value="90388.4914894743" calcext:value-type="float">
            <text:p><text:s/>90,388 <text:s/></text:p>
          </table:table-cell>
          <table:table-cell table:style-name="ce33" office:value-type="float" office:value="2223978.77962509" calcext:value-type="float">
            <text:p><text:s/>2,223,979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10月</text:p>
          </table:table-cell>
          <table:table-cell table:style-name="ce18"/>
          <table:table-cell table:style-name="ce24" office:value-type="float" office:value="4211616.69003316" calcext:value-type="float">
            <text:p><text:s/>4,211,617 <text:s/></text:p>
          </table:table-cell>
          <table:table-cell table:style-name="ce29" office:value-type="float" office:value="169611.614096027" calcext:value-type="float">
            <text:p><text:s/>169,612 <text:s/></text:p>
          </table:table-cell>
          <table:table-cell table:style-name="ce29" office:value-type="float" office:value="4042005.07593713" calcext:value-type="float">
            <text:p><text:s/>4,042,005 <text:s/></text:p>
          </table:table-cell>
          <table:table-cell table:style-name="ce29" office:value-type="float" office:value="240924.668737282" calcext:value-type="float">
            <text:p><text:s/>240,925 <text:s/></text:p>
          </table:table-cell>
          <table:table-cell table:style-name="ce29" office:value-type="float" office:value="102203.100550009" calcext:value-type="float">
            <text:p><text:s/>102,203 <text:s/></text:p>
          </table:table-cell>
          <table:table-cell table:style-name="ce29" office:value-type="float" office:value="1220109.65647443" calcext:value-type="float">
            <text:p><text:s/>1,220,110 <text:s/></text:p>
          </table:table-cell>
          <table:table-cell table:style-name="ce29" office:value-type="float" office:value="36001.1642" calcext:value-type="float">
            <text:p><text:s/>36,001 <text:s/></text:p>
          </table:table-cell>
          <table:table-cell table:style-name="ce29" office:value-type="float" office:value="70573.491639951" calcext:value-type="float">
            <text:p><text:s/>70,573 <text:s/></text:p>
          </table:table-cell>
          <table:table-cell table:style-name="ce29" office:value-type="float" office:value="90711.5438526455" calcext:value-type="float">
            <text:p><text:s/>90,712 <text:s/></text:p>
          </table:table-cell>
          <table:table-cell table:style-name="ce33" office:value-type="float" office:value="2281481.45048282" calcext:value-type="float">
            <text:p><text:s/>2,281,481 <text:s/>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13" office:value-type="string" calcext:value-type="string">
            <text:p>11月</text:p>
          </table:table-cell>
          <table:table-cell table:style-name="ce18"/>
          <table:table-cell table:style-name="ce24" office:value-type="float" office:value="3835533.75739184" calcext:value-type="float">
            <text:p><text:s/>3,835,534 <text:s/></text:p>
          </table:table-cell>
          <table:table-cell table:style-name="ce29" office:value-type="float" office:value="141289.147824781" calcext:value-type="float">
            <text:p><text:s/>141,289 <text:s/></text:p>
          </table:table-cell>
          <table:table-cell table:style-name="ce29" office:value-type="float" office:value="3694244.60956706" calcext:value-type="float">
            <text:p><text:s/>3,694,245 <text:s/></text:p>
          </table:table-cell>
          <table:table-cell table:style-name="ce29" office:value-type="float" office:value="216863.607551542" calcext:value-type="float">
            <text:p><text:s/>216,864 <text:s/></text:p>
          </table:table-cell>
          <table:table-cell table:style-name="ce29" office:value-type="float" office:value="108967.020943074" calcext:value-type="float">
            <text:p><text:s/>108,967 <text:s/></text:p>
          </table:table-cell>
          <table:table-cell table:style-name="ce29" office:value-type="float" office:value="982144.719954585" calcext:value-type="float">
            <text:p><text:s/>982,145 <text:s/></text:p>
          </table:table-cell>
          <table:table-cell table:style-name="ce29" office:value-type="float" office:value="21507.5298" calcext:value-type="float">
            <text:p><text:s/>21,508 <text:s/></text:p>
          </table:table-cell>
          <table:table-cell table:style-name="ce29" office:value-type="float" office:value="65639.0055842403" calcext:value-type="float">
            <text:p><text:s/>65,639 <text:s/></text:p>
          </table:table-cell>
          <table:table-cell table:style-name="ce29" office:value-type="float" office:value="98693.0768321425" calcext:value-type="float">
            <text:p><text:s/>98,693 <text:s/></text:p>
          </table:table-cell>
          <table:table-cell table:style-name="ce33" office:value-type="float" office:value="2200429.64890147" calcext:value-type="float">
            <text:p><text:s/>2,200,430 <text:s/></text:p>
          </table:table-cell>
          <table:table-cell table:number-columns-repeated="1011"/>
        </table:table-row>
        <table:table-row table:style-name="ro3">
          <table:table-cell table:style-name="ce7"/>
          <table:table-cell table:style-name="ce14" office:value-type="string" calcext:value-type="string">
            <text:p>1 - 11月</text:p>
          </table:table-cell>
          <table:table-cell table:style-name="ce19"/>
          <table:table-cell table:style-name="ce25" office:value-type="float" office:value="43582652.9403002" calcext:value-type="float">
            <text:p><text:s/>43,582,653 <text:s/></text:p>
          </table:table-cell>
          <table:table-cell table:style-name="ce30" office:value-type="float" office:value="1453739.44409214" calcext:value-type="float">
            <text:p><text:s/>1,453,739 <text:s/></text:p>
          </table:table-cell>
          <table:table-cell table:style-name="ce30" office:value-type="float" office:value="42128913.4962081" calcext:value-type="float">
            <text:p><text:s/>42,128,913 <text:s/></text:p>
          </table:table-cell>
          <table:table-cell table:style-name="ce30" office:value-type="float" office:value="2694695.41477058" calcext:value-type="float">
            <text:p><text:s/>2,694,695 <text:s/></text:p>
          </table:table-cell>
          <table:table-cell table:style-name="ce30" office:value-type="float" office:value="1255323.14005087" calcext:value-type="float">
            <text:p><text:s/>1,255,323 <text:s/></text:p>
          </table:table-cell>
          <table:table-cell table:style-name="ce30" office:value-type="float" office:value="11488699.6118225" calcext:value-type="float">
            <text:p><text:s/>11,488,700 <text:s/></text:p>
          </table:table-cell>
          <table:table-cell table:style-name="ce30" office:value-type="float" office:value="399938.101733333" calcext:value-type="float">
            <text:p><text:s/>399,938 <text:s/></text:p>
          </table:table-cell>
          <table:table-cell table:style-name="ce30" office:value-type="float" office:value="855852.468049998" calcext:value-type="float">
            <text:p><text:s/>855,852 <text:s/></text:p>
          </table:table-cell>
          <table:table-cell table:style-name="ce30" office:value-type="float" office:value="1043854.90063888" calcext:value-type="float">
            <text:p><text:s/>1,043,855 <text:s/></text:p>
          </table:table-cell>
          <table:table-cell table:style-name="ce34" office:value-type="float" office:value="24390549.8591419" calcext:value-type="float">
            <text:p><text:s/>24,390,550 <text:s/></text:p>
          </table:table-cell>
          <table:table-cell table:number-columns-repeated="1011"/>
        </table:table-row>
        <table:table-row table:style-name="ro4" table:number-rows-repeated="6">
          <table:table-cell table:number-columns-repeated="1024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owStartCell" table:base-cell-address="$Page1.$A$1" table:cell-range-address="$Page1.$A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3">
      <number:text>-  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4">
      <number:text>-  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石油產品國內消費(按部門區分)</dc:title>
    <dc:subject>石油產品國內消費(按部門區分)</dc:subject>
    <meta:keyword>能源統計月報</meta:keyword>
    <dc:description>石油產品國內消費(按部門區分)</dc:description>
    <meta:initial-creator>國際合作與能源統計科</meta:initial-creator>
    <meta:creation-date>2012-04-19T11:12:58</meta:creation-date>
    <dc:creator>方文秀</dc:creator>
    <dc:date>2021-12-29T20:23:42</dc:date>
    <meta:print-date>2021-12-29T20:23:40</meta:print-date>
    <meta:document-statistic meta:table-count="1" meta:cell-count="502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